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19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2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2.79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="Line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cm" fo:min-width="0.798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646cm" fo:min-width="22.896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16.048cm" fo:min-width="19.896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7cm" fo:min-width="1.896cm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.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44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10.244cm" fo:min-width="28.5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075cm" fo:min-width="25.39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17cm" fo:min-width="3.14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.844cm"/>
      <style:paragraph-properties style:writing-mode="lr-tb"/>
    </style:style>
    <style:style style:name="gr26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6.527cm" fo:min-width="15.596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1.265cm" fo:min-width="2.396cm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9cm" fo:min-width="0.844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298cm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6.19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548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05cm" svg:stroke-color="#000000" draw:marker-start-width="0.28cm" draw:marker-end="Line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3" draw:id="id13" draw:layer="layout" svg:width="4.75cm" svg:height="2cm" svg:x="29.55cm" svg:y="2.75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75cm" svg:height="2cm" svg:x="18cm" svg:y="2.752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4.2cm" svg:height="2cm" svg:x="34.95cm" svg:y="31.1cm">
          <text:p text:style-name="P1">AnnonceSql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75cm" svg:height="2cm" svg:x="21.2cm" svg:y="22.7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2cm" svg:x="7cm" svg:y="39.952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5cm" svg:height="2cm" svg:x="1.75cm" svg:y="43.652cm">
          <text:p text:style-name="P1">View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4.4cm" svg:y="31.702cm">
          <text:p text:style-name="P1">ViewAnnon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3.35cm" svg:height="2cm" svg:x="2.15cm" svg:y="35.652cm">
          <text:p text:style-name="P1">View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3.75cm" svg:y="39.952cm">
          <text:p text:style-name="P1">Lay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2.2cm" svg:x1="7.875cm" svg:y1="24.8cm" svg:x2="6.775cm" svg:y2="31.702cm" draw:start-shape="id1" draw:start-glue-point="2" draw:end-shape="id2" draw:end-glue-point="0" svg:d="M7875 24800v5651h-1100v1251" svg:viewBox="0 0 1101 6903">
          <text:p/>
        </draw:connector>
        <draw:custom-shape draw:style-name="gr7" draw:text-style-name="P2" xml:id="id4" draw:id="id4" draw:layer="layout" svg:width="6.2cm" svg:height="2cm" svg:x="12.95cm" svg:y="13.152cm">
          <text:p text:style-name="P1">AnnoncesChe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3.075cm" svg:y1="22.75cm" svg:x2="19.15cm" svg:y2="14.152cm" draw:start-shape="id3" draw:start-glue-point="0" draw:end-shape="id4" draw:end-glue-point="1" svg:d="M23075 22750v-8598h-3925" svg:viewBox="0 0 3926 8599">
          <text:p/>
        </draw:connector>
        <draw:connector draw:style-name="gr9" draw:text-style-name="P4" draw:layer="layout" svg:x1="3.5cm" svg:y1="43.652cm" svg:x2="9.375cm" svg:y2="41.952cm" draw:start-shape="id5" draw:start-glue-point="0" draw:end-shape="id6" draw:end-glue-point="2" svg:d="M3500 43652v-850h5875v-850" svg:viewBox="0 0 5876 1701">
          <text:p/>
        </draw:connector>
        <draw:connector draw:style-name="gr9" draw:text-style-name="P4" draw:layer="layout" draw:line-skew="0.1cm" svg:x1="3.825cm" svg:y1="37.652cm" svg:x2="9.375cm" svg:y2="39.952cm" draw:start-shape="id7" draw:start-glue-point="2" draw:end-shape="id6" draw:end-glue-point="0" svg:d="M3825 37652v1250h5550v1050" svg:viewBox="0 0 5551 2301">
          <text:p/>
        </draw:connector>
        <draw:custom-shape draw:style-name="gr10" draw:text-style-name="P5" xml:id="id8" draw:id="id8" draw:layer="layout" svg:width="1cm" svg:height="1cm" svg:x="11.75cm" svg:y="40.4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2.75cm" svg:y1="40.952cm" svg:x2="13.75cm" svg:y2="40.952cm" draw:start-shape="id8" draw:start-glue-point="7" draw:end-shape="id9" draw:end-glue-point="3" svg:d="M12750 40952h1000" svg:viewBox="0 0 1001 1">
          <text:p/>
        </draw:connector>
        <draw:frame draw:style-name="gr12" draw:text-style-name="P6" draw:layer="layout" svg:width="0.853cm" svg:height="0.962cm" svg:x="13.05cm" svg:y="40.99cm">
          <draw:text-box>
            <text:p>1</text:p>
          </draw:text-box>
        </draw:frame>
        <draw:connector draw:style-name="gr8" draw:text-style-name="P3" draw:layer="layout" svg:x1="18.95cm" svg:y1="17.24cm" svg:x2="20.375cm" svg:y2="4.752cm" draw:start-shape="id10" draw:start-glue-point="1" draw:end-shape="id11" draw:end-glue-point="2" svg:d="M18950 17240h1425v-12488" svg:viewBox="0 0 1426 12489">
          <text:p/>
        </draw:connector>
        <draw:connector draw:style-name="gr8" draw:text-style-name="P3" draw:layer="layout" draw:line-skew="1.999cm" svg:x1="35.05cm" svg:y1="11.25cm" svg:x2="31.925cm" svg:y2="4.752cm" draw:start-shape="id12" draw:start-glue-point="0" draw:end-shape="id13" draw:end-glue-point="2" svg:d="M35050 11250v-1250h-3125v-5248" svg:viewBox="0 0 3126 6499">
          <text:p/>
        </draw:connector>
        <draw:connector draw:style-name="gr8" draw:text-style-name="P3" draw:layer="layout" svg:x1="31.925cm" svg:y1="14.8cm" svg:x2="31.925cm" svg:y2="4.752cm" draw:start-shape="id14" draw:start-glue-point="0" draw:end-shape="id13" draw:end-glue-point="2" svg:d="M31925 14800v-10048" svg:viewBox="0 0 1 10049">
          <text:p/>
        </draw:connector>
        <draw:custom-shape draw:style-name="gr1" draw:text-style-name="P2" xml:id="id1" draw:id="id1" draw:layer="layout" svg:width="4.75cm" svg:height="2cm" svg:x="5.5cm" svg:y="22.8cm">
          <text:p text:style-name="P1">Presenter 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5.6cm" svg:height="2cm" svg:x="13.35cm" svg:y="16.24cm">
          <text:p text:style-name="P1">Annonce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line-skew="-4.42cm" svg:x1="37.05cm" svg:y1="31.1cm" svg:x2="16.15cm" svg:y2="18.24cm" draw:start-shape="id15" draw:start-glue-point="0" draw:end-shape="id10" draw:end-glue-point="2" svg:d="M37050 31100v-10850h-20900v-2010" svg:viewBox="0 0 20901 12861">
          <text:p/>
        </draw:connector>
        <draw:frame draw:style-name="gr14" draw:text-style-name="P7" draw:layer="layout" svg:width="1.298cm" svg:height="0.89cm" svg:x="16.95cm" svg:y="15.75cm">
          <draw:text-box>
            <text:p><text:span text:style-name="T1">&lt;I&gt;</text:span></text:p>
          </draw:text-box>
        </draw:frame>
        <draw:connector draw:style-name="gr8" draw:text-style-name="P3" draw:layer="layout" svg:x1="7.875cm" svg:y1="22.8cm" svg:x2="12.95cm" svg:y2="14.152cm" draw:start-shape="id1" draw:start-glue-point="0" draw:end-shape="id4" draw:end-glue-point="3" svg:d="M7875 22800v-8648h5075" svg:viewBox="0 0 5076 8649">
          <text:p/>
        </draw:connector>
        <draw:custom-shape draw:style-name="gr15" draw:text-style-name="P4" draw:layer="layout" svg:width="23.5cm" svg:height="4cm" svg:x="4.5cm" svg:y="21.75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4" draw:layer="layout" svg:width="3cm" svg:height="1cm" svg:x="4.5cm" svg:y="20.75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17" draw:text-style-name="P6" draw:layer="layout" svg:width="2.403cm" svg:height="0.962cm" svg:x="4.6cm" svg:y="20.75cm">
            <draw:text-box>
              <text:p>control</text:p>
            </draw:text-box>
          </draw:frame>
        </draw:g>
        <draw:custom-shape draw:style-name="gr18" draw:text-style-name="P4" draw:layer="layout" svg:width="20.5cm" svg:height="16.402cm" svg:x="1.25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4" draw:layer="layout" svg:width="2.5cm" svg:height="1.001cm" svg:x="1.25cm" svg:y="28.949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0" draw:text-style-name="P6" draw:layer="layout" svg:width="1.917cm" svg:height="1.675cm" svg:x="1.333cm" svg:y="28.95cm">
            <draw:text-box>
              <text:p>gui</text:p>
            </draw:text-box>
          </draw:frame>
        </draw:g>
        <draw:g>
          <draw:custom-shape draw:style-name="gr16" draw:text-style-name="P4" draw:layer="layout" svg:width="3cm" svg:height="1cm" svg:x="9.55cm" svg:y="7.40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1" draw:text-style-name="P6" draw:layer="layout" svg:width="2.9cm" svg:height="1cm" svg:x="9.55cm" svg:y="7.402cm">
            <draw:text-box>
              <text:p>service</text:p>
            </draw:text-box>
          </draw:frame>
        </draw:g>
        <draw:custom-shape draw:style-name="gr22" draw:text-style-name="P4" draw:layer="layout" svg:width="29.2cm" svg:height="10.598cm" svg:x="9.55cm" svg:y="8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4" draw:layer="layout" svg:width="26cm" svg:height="3.429cm" svg:x="9.8cm" svg:y="2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3.75cm" svg:height="1.071cm" svg:x="9.8cm" svg:y="0.99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5" draw:text-style-name="P6" draw:layer="layout" svg:width="3.38cm" svg:height="1.071cm" svg:x="10.17cm" svg:y="1.002cm">
            <draw:text-box>
              <text:p>domain</text:p>
            </draw:text-box>
          </draw:frame>
        </draw:g>
        <draw:g>
          <draw:custom-shape draw:style-name="gr26" draw:text-style-name="P4" draw:layer="layout" svg:width="16.2cm" svg:height="6.881cm" svg:x="33.35cm" svg:y="29.6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3cm" svg:height="1.619cm" svg:x="33.35cm" svg:y="27.99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8" draw:text-style-name="P6" draw:layer="layout" svg:width="3.987cm" svg:height="1.619cm" svg:x="33.552cm" svg:y="28.181cm">
            <draw:text-box>
              <text:p>data</text:p>
            </draw:text-box>
          </draw:frame>
        </draw:g>
        <draw:custom-shape draw:style-name="gr29" draw:text-style-name="P2" xml:id="id26" draw:id="id26" draw:layer="layout" svg:width="4.85cm" svg:height="2cm" svg:x="44.3cm" svg:y="34cm">
          <text:p text:style-name="P1">UserSql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75cm" svg:height="2cm" svg:x="41.05cm" svg:y="31cm">
          <text:p text:style-name="P1">ApiAltern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.75cm" svg:height="2cm" svg:x="37.3cm" svg:y="34cm">
          <text:p text:style-name="P1">ApiEmplo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line-skew="-4.37cm" svg:x1="43.425cm" svg:y1="31cm" svg:x2="16.15cm" svg:y2="18.24cm" draw:start-shape="id16" draw:start-glue-point="0" draw:end-shape="id10" draw:end-glue-point="2" svg:d="M43425 31000v-10750h-27275v-2010" svg:viewBox="0 0 27276 12761">
          <text:p/>
        </draw:connector>
        <draw:custom-shape draw:style-name="gr1" draw:text-style-name="P2" draw:layer="layout" svg:width="4.75cm" svg:height="2cm" svg:x="10.2cm" svg:y="31.652cm">
          <text:p text:style-name="P1">ViewAnnoncesAltern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2cm" svg:x="7.5cm" svg:y="35.652cm">
          <text:p text:style-name="P1">ViewCompanyAltern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4.75cm" svg:height="2cm" svg:x="16.45cm" svg:y="31.652cm">
          <text:p text:style-name="P1">ViewAnnoncesEmpl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2cm" svg:x="10.2cm" svg:y="31.652cm">
          <text:p text:style-name="P1">ViewAnnoncesAltern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3.5cm" svg:height="2cm" svg:x="13.75cm" svg:y="35.652cm">
          <text:p text:style-name="P1">ViewOffreEmplo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line-skew="0.1cm" svg:x1="9.875cm" svg:y1="37.652cm" svg:x2="9.375cm" svg:y2="39.952cm" draw:start-shape="id17" draw:start-glue-point="2" draw:end-shape="id6" draw:end-glue-point="0" svg:d="M9875 37652v1250h-500v1050" svg:viewBox="0 0 501 2301">
          <text:p/>
        </draw:connector>
        <draw:connector draw:style-name="gr9" draw:text-style-name="P4" draw:layer="layout" draw:line-skew="0.1cm" svg:x1="15.5cm" svg:y1="37.652cm" svg:x2="9.375cm" svg:y2="39.952cm" draw:start-shape="id18" draw:start-glue-point="2" draw:end-shape="id6" draw:end-glue-point="0" svg:d="M15500 37652v1250h-6125v1050" svg:viewBox="0 0 6126 2301">
          <text:p/>
        </draw:connector>
        <draw:connector draw:style-name="gr9" draw:text-style-name="P4" draw:layer="layout" draw:line-skew="2.075cm" svg:x1="6.775cm" svg:y1="33.702cm" svg:x2="9.375cm" svg:y2="39.952cm" draw:start-shape="id2" draw:start-glue-point="2" draw:end-shape="id6" draw:end-glue-point="0" svg:d="M6775 33702v5200h2600v1050" svg:viewBox="0 0 2601 6251">
          <text:p/>
        </draw:connector>
        <draw:line draw:style-name="gr30" draw:text-style-name="P4" draw:layer="layout" svg:x1="12.75cm" svg:y1="33.652cm" svg:x2="12.75cm" svg:y2="38.902cm">
          <text:p/>
        </draw:line>
        <draw:connector draw:style-name="gr9" draw:text-style-name="P4" draw:layer="layout" draw:line-skew="2.1cm" svg:x1="18.825cm" svg:y1="33.652cm" svg:x2="9.375cm" svg:y2="39.952cm" draw:start-shape="id19" draw:start-glue-point="2" draw:end-shape="id6" draw:end-glue-point="0" svg:d="M18825 33652v5250h-9450v1050" svg:viewBox="0 0 9451 6301">
          <text:p/>
        </draw:connector>
        <draw:connector draw:style-name="gr6" draw:text-style-name="P3" draw:layer="layout" draw:line-skew="2.225cm" svg:x1="7.875cm" svg:y1="24.8cm" svg:x2="12.575cm" svg:y2="31.652cm" draw:start-shape="id1" draw:start-glue-point="2" draw:end-shape="id20" draw:end-glue-point="0" svg:d="M7875 24800v5651h4700v1201" svg:viewBox="0 0 4701 6853">
          <text:p/>
        </draw:connector>
        <draw:connector draw:style-name="gr6" draw:text-style-name="P3" draw:layer="layout" draw:line-skew="2.225cm" svg:x1="7.875cm" svg:y1="24.8cm" svg:x2="18.825cm" svg:y2="31.652cm" draw:start-shape="id1" draw:start-glue-point="2" draw:end-shape="id19" draw:end-glue-point="0" svg:d="M7875 24800v5651h10950v1201" svg:viewBox="0 0 10951 6853">
          <text:p/>
        </draw:connector>
        <draw:connector draw:style-name="gr6" draw:text-style-name="P3" draw:layer="layout" draw:line-skew="0.225cm" svg:x1="7.875cm" svg:y1="24.8cm" svg:x2="15.5cm" svg:y2="35.652cm" draw:start-shape="id1" draw:start-glue-point="2" draw:end-shape="id18" draw:end-glue-point="0" svg:d="M7875 24800v5651h7625v5201" svg:viewBox="0 0 7626 10853">
          <text:p/>
        </draw:connector>
        <draw:connector draw:style-name="gr6" draw:text-style-name="P3" draw:layer="layout" draw:line-skew="0.225cm" svg:x1="7.875cm" svg:y1="24.8cm" svg:x2="9.875cm" svg:y2="35.652cm" draw:start-shape="id1" draw:start-glue-point="2" draw:end-shape="id17" draw:end-glue-point="0" svg:d="M7875 24800v5651h2000v5201" svg:viewBox="0 0 2001 10853">
          <text:p/>
        </draw:connector>
        <draw:connector draw:style-name="gr6" draw:text-style-name="P3" draw:layer="layout" draw:line-skew="0.225cm" svg:x1="7.875cm" svg:y1="24.8cm" svg:x2="3.825cm" svg:y2="35.652cm" draw:start-shape="id1" draw:start-glue-point="2" draw:end-shape="id7" draw:end-glue-point="0" svg:d="M7875 24800v5651h-4050v5201" svg:viewBox="0 0 4051 10853">
          <text:p/>
        </draw:connector>
        <draw:custom-shape draw:style-name="gr4" draw:text-style-name="P2" xml:id="id21" draw:id="id21" draw:layer="layout" svg:width="3.5cm" svg:height="2cm" svg:x="5.95cm" svg:y="43.652cm">
          <text:p text:style-name="P1">ViewErr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7.7cm" svg:y1="43.652cm" svg:x2="9.375cm" svg:y2="41.952cm" draw:start-shape="id21" draw:start-glue-point="0" draw:end-shape="id6" draw:end-glue-point="2" svg:d="M7700 43652v-850h1675v-850" svg:viewBox="0 0 1676 1701">
          <text:p/>
        </draw:connector>
        <draw:custom-shape draw:style-name="gr31" draw:text-style-name="P2" xml:id="id22" draw:id="id22" draw:layer="layout" svg:width="6.75cm" svg:height="2cm" svg:x="10.25cm" svg:y="43.652cm">
          <text:p text:style-name="P1">ViewCreateAnno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3.625cm" svg:y1="43.652cm" svg:x2="9.375cm" svg:y2="41.952cm" draw:start-shape="id22" draw:start-glue-point="0" draw:end-shape="id6" draw:end-glue-point="2" svg:d="M13625 43652v-850h-4250v-850" svg:viewBox="0 0 4251 1701">
          <text:p/>
        </draw:connector>
        <draw:custom-shape draw:style-name="gr32" draw:text-style-name="P2" xml:id="id23" draw:id="id23" draw:layer="layout" svg:width="6.25cm" svg:height="2cm" svg:x="13.1cm" svg:y="8.702cm">
          <text:p text:style-name="P1">AnnoncesCre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3.075cm" svg:y1="22.75cm" svg:x2="19.35cm" svg:y2="9.702cm" draw:start-shape="id3" draw:start-glue-point="0" draw:end-shape="id23" draw:end-glue-point="1" svg:d="M23075 22750v-13048h-3725" svg:viewBox="0 0 3726 13049">
          <text:p/>
        </draw:connector>
        <draw:custom-shape draw:style-name="gr33" draw:text-style-name="P2" xml:id="id12" draw:id="id12" draw:layer="layout" svg:width="4.1cm" svg:height="2cm" svg:x="33cm" svg:y="11.25cm">
          <text:p text:style-name="P1">User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1.298cm" svg:height="0.89cm" svg:x="35.55cm" svg:y="10.86cm">
          <draw:text-box>
            <text:p><text:span text:style-name="T1">&lt;I&gt;</text:span></text:p>
          </draw:text-box>
        </draw:frame>
        <draw:custom-shape draw:style-name="gr1" draw:text-style-name="P2" xml:id="id24" draw:id="id24" draw:layer="layout" svg:width="4.75cm" svg:height="2cm" svg:x="26.4cm" svg:y="11.252cm">
          <text:p text:style-name="P1">UserChec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75cm" svg:height="2cm" svg:x="29.55cm" svg:y="14.8cm">
          <text:p text:style-name="P1">UserCre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28.775cm" svg:y1="11.252cm" svg:x2="31.925cm" svg:y2="4.752cm" draw:start-shape="id24" draw:start-glue-point="0" draw:end-shape="id13" draw:end-glue-point="2" svg:d="M28775 11252v-3250h3150v-3250" svg:viewBox="0 0 3151 6501">
          <text:p/>
        </draw:connector>
        <draw:connector draw:style-name="gr8" draw:text-style-name="P3" draw:layer="layout" svg:x1="16.225cm" svg:y1="8.702cm" svg:x2="20.375cm" svg:y2="4.752cm" draw:start-shape="id23" draw:start-glue-point="0" draw:end-shape="id11" draw:end-glue-point="2" svg:d="M16225 8702v-1975h4150v-1975" svg:viewBox="0 0 4151 3951">
          <text:p/>
        </draw:connector>
        <draw:line draw:style-name="gr34" draw:text-style-name="P4" draw:layer="layout" svg:x1="16cm" svg:y1="15.25cm" svg:x2="16cm" svg:y2="16.25cm">
          <text:p/>
        </draw:line>
        <draw:connector draw:style-name="gr8" draw:text-style-name="P3" draw:layer="layout" svg:x1="24.95cm" svg:y1="23.75cm" svg:x2="31.925cm" svg:y2="16.8cm" draw:start-shape="id3" draw:start-glue-point="1" draw:end-shape="id14" draw:end-glue-point="2" svg:d="M24950 23750h6975v-6950" svg:viewBox="0 0 6976 6951">
          <text:p/>
        </draw:connector>
        <draw:connector draw:style-name="gr9" draw:text-style-name="P4" draw:layer="layout" draw:line-skew="-5.87cm" svg:x1="39.675cm" svg:y1="34cm" svg:x2="16.15cm" svg:y2="18.24cm" draw:start-shape="id25" draw:start-glue-point="0" draw:end-shape="id10" draw:end-glue-point="2" svg:d="M39675 34000v-13750h-23525v-2010" svg:viewBox="0 0 23526 15761">
          <text:p/>
        </draw:connector>
        <draw:connector draw:style-name="gr9" draw:text-style-name="P4" draw:layer="layout" svg:x1="46.725cm" svg:y1="34cm" svg:x2="37.1cm" svg:y2="12.25cm" draw:start-shape="id26" draw:start-glue-point="0" draw:end-shape="id12" draw:end-glue-point="1" svg:d="M46725 34000v-21750h-9625" svg:viewBox="0 0 9626 21751">
          <text:p/>
        </draw:connector>
        <draw:connector draw:style-name="gr8" draw:text-style-name="P3" draw:layer="layout" svg:x1="24.95cm" svg:y1="23.75cm" svg:x2="26.4cm" svg:y2="12.252cm" draw:start-shape="id3" draw:start-glue-point="1" draw:end-shape="id24" svg:d="M24950 23750h725v-11498h725" svg:viewBox="0 0 1451 11499">
          <text:p/>
        </draw:connector>
        <draw:connector draw:style-name="gr8" draw:text-style-name="P3" draw:layer="layout" svg:x1="31.15cm" svg:y1="12.252cm" svg:x2="33cm" svg:y2="12.25cm" draw:start-shape="id24" draw:start-glue-point="1" draw:end-shape="id12" draw:end-glue-point="3" svg:d="M31150 12252h925v-2h925" svg:viewBox="0 0 1851 3">
          <text:p/>
        </draw:connector>
        <draw:connector draw:style-name="gr8" draw:text-style-name="P3" draw:layer="layout" svg:x1="34.3cm" svg:y1="15.8cm" svg:x2="35.05cm" svg:y2="13.25cm" draw:start-shape="id14" draw:start-glue-point="1" draw:end-shape="id12" draw:end-glue-point="2" svg:d="M34300 15800h750v-2550" svg:viewBox="0 0 751 2551">
          <text:p/>
        </draw:connector>
        <draw:connector draw:style-name="gr8" draw:text-style-name="P3" draw:layer="layout" svg:x1="21.2cm" svg:y1="23.75cm" svg:x2="18.985cm" svg:y2="17.682cm" draw:start-shape="id3" draw:start-glue-point="3" svg:d="M21200 23750h-1371v-6068h-844" svg:viewBox="0 0 2216 6069">
          <text:p/>
        </draw:connector>
        <draw:connector draw:style-name="gr8" draw:text-style-name="P3" draw:layer="layout" svg:x1="24.95cm" svg:y1="23.75cm" svg:x2="35.05cm" svg:y2="13.25cm" draw:start-shape="id3" draw:start-glue-point="1" draw:end-shape="id12" draw:end-glue-point="2" svg:d="M24950 23750h10100v-10500" svg:viewBox="0 0 10101 10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3-03-04T21:13:11.168000000</dc:date>
    <meta:editing-duration>PT6H22M2S</meta:editing-duration>
    <meta:editing-cycles>53</meta:editing-cycles>
    <meta:generator>LibreOffice/7.4.3.2$Windows_X86_64 LibreOffice_project/1048a8393ae2eeec98dff31b5c133c5f1d08b890</meta:generator>
    <meta:document-statistic meta:object-count="85"/>
  </office:meta>
</office:document-meta>
</file>